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normal">
      <loext:graphic-properties draw:fill="solid" draw:fill-color="#1f1f1f"/>
      <style:paragraph-properties fo:line-height="135%" fo:background-color="#1f1f1f"/>
    </style:style>
    <style:style style:name="P6" style:family="paragraph" style:parent-style-name="normal">
      <loext:graphic-properties draw:fill="solid" draw:fill-color="#1f1f1f"/>
      <style:paragraph-properties fo:margin-left="0.5in" fo:margin-right="0in" fo:line-height="135%" fo:text-indent="0in" style:auto-text-indent="false" fo:background-color="#1f1f1f"/>
    </style:style>
    <style:style style:name="P7" style:family="paragraph" style:parent-style-name="normal">
      <loext:graphic-properties draw:fill="solid" draw:fill-color="#1f1f1f"/>
      <style:paragraph-properties fo:line-height="135%" fo:background-color="#1f1f1f"/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P8" style:family="paragraph" style:parent-style-name="normal">
      <loext:graphic-properties draw:fill="solid" draw:fill-color="#1f1f1f"/>
      <style:paragraph-properties fo:margin-left="0.5in" fo:margin-right="0in" fo:line-height="135%" fo:text-indent="0in" style:auto-text-indent="false" fo:background-color="#1f1f1f"/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P9" style:family="paragraph" style:parent-style-name="normal">
      <style:paragraph-properties fo:text-align="start" style:justify-single-word="false"/>
    </style:style>
    <style:style style:name="P10" style:family="paragraph" style:parent-style-name="normal">
      <style:paragraph-properties fo:text-align="center" style:justify-single-word="false"/>
    </style:style>
    <style:style style:name="P11" style:family="paragraph" style:parent-style-name="normal">
      <style:paragraph-properties fo:margin-left="0.5in" fo:margin-right="0in" fo:text-indent="0in" style:auto-text-indent="false"/>
    </style:style>
    <style:style style:name="P12" style:family="paragraph" style:parent-style-name="normal" style:master-page-name="Standard">
      <style:paragraph-properties style:page-number="1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c586c0" loext:opacity="100%" style:font-name="Courier New" style:font-name-asian="Courier New1" style:font-size-asian="10.5pt" style:font-name-complex="Courier New1" style:font-size-complex="10.5pt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569cd6" loext:opacity="100%" style:font-name="Courier New" style:font-name-asian="Courier New1" style:font-size-asian="10.5pt" style:font-name-complex="Courier New1" style:font-size-complex="10.5pt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ce9178" loext:opacity="100%" style:font-name="Courier New" style:font-name-asian="Courier New1" style:font-size-asian="10.5pt" style:font-name-complex="Courier New1" style:font-size-complex="10.5pt"/>
    </style:style>
    <style:style style:name="T10" style:family="text">
      <style:text-properties fo:color="#b5cea8" loext:opacity="100%"/>
    </style:style>
    <style:style style:name="T11" style:family="text">
      <style:text-properties fo:color="#b5cea8" loext:opacity="100%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d4d4d4" loext:opacity="100%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4ec9b0" loext:opacity="100%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dcdcaa" loext:opacity="100%"/>
    </style:style>
    <style:style style:name="T18" style:family="text">
      <style:text-properties fo:color="#dcdcaa" loext:opacity="100%" style:font-name="Courier New" fo:font-size="10.5pt" style:font-name-asian="Courier New1" style:font-size-asian="10.5pt" style:font-name-complex="Courier New1" style:font-size-complex="10.5pt"/>
    </style:style>
    <style:style style:name="T19" style:family="text">
      <style:text-properties fo:color="#6a9955" loext:opacity="100%" style:font-name="Courier New" fo:font-size="10.5pt" style:font-name-asian="Courier New1" style:font-size-asian="10.5pt" style:font-name-complex="Courier New1" style:font-size-complex="10.5pt"/>
    </style:style>
    <style:style style:name="T20" style:family="text">
      <style:text-properties fo:color="#d7ba7d" loext:opacity="100%"/>
    </style:style>
    <style:style style:name="T21" style:family="text">
      <style:text-properties fo:color="#d7ba7d" loext:opacity="100%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latório Laboratório 2- SIstemas Operacionais</text:p>
      <text:p text:style-name="normal">Leo Lomardo - 2020201</text:p>
      <text:p text:style-name="normal">Lucas Lucena - 2010796</text:p>
      <text:p text:style-name="normal"/>
      <text:p text:style-name="normal"/>
      <text:p text:style-name="normal">Exercício 1-</text:p>
      <text:p text:style-name="normal"><text:tab/>Código:</text:p>
      <text:p text:style-name="P1"><text:span text:style-name="T3">#include</text:span><text:span text:style-name="T6"> </text:span><text:span text:style-name="T9">&lt;sys/shm.h&gt;</text:span></text:p>
      <text:p text:style-name="P2"><text:span text:style-name="T1">#include</text:span><text:span text:style-name="T4"> </text:span><text:span text:style-name="T7">&lt;sys/stat.h&gt;</text:span></text:p>
      <text:p text:style-name="P2"><text:span text:style-name="T1">#include</text:span><text:span text:style-name="T4"> </text:span><text:span text:style-name="T7">&lt;sys/ipc.h&gt;</text:span></text:p>
      <text:p text:style-name="P2"><text:span text:style-name="T1">#include</text:span><text:span text:style-name="T4"> </text:span><text:span text:style-name="T7">&lt;unistd.h&gt;</text:span></text:p>
      <text:p text:style-name="P2"><text:span text:style-name="T1">#include</text:span><text:span text:style-name="T4"> </text:span><text:span text:style-name="T7">&lt;sys/wait.h&gt;</text:span></text:p>
      <text:p text:style-name="P2"><text:span text:style-name="T1">#include</text:span><text:span text:style-name="T4"> </text:span><text:span text:style-name="T7">&lt;stdio.h&gt;</text:span></text:p>
      <text:p text:style-name="P2"><text:span text:style-name="T1">#include</text:span><text:span text:style-name="T4"> </text:span><text:span text:style-name="T7">&lt;stdlib.h&gt;</text:span></text:p>
      <text:p text:style-name="P2"><text:span text:style-name="T1">#include</text:span><text:span text:style-name="T4"> </text:span><text:span text:style-name="T7">&lt;sys/time.h&gt;</text:span></text:p>
      <text:p text:style-name="P4"/>
      <text:p text:style-name="P2"><text:span text:style-name="T1">#define</text:span><text:span text:style-name="T4"> NUM_TRAB </text:span><text:span text:style-name="T10">10</text:span></text:p>
      <text:p text:style-name="P2"><text:span text:style-name="T1">#define</text:span><text:span text:style-name="T4"> TAM_MAX </text:span><text:span text:style-name="T10">10000</text:span></text:p>
      <text:p text:style-name="P2"><text:span text:style-name="T1">#define</text:span><text:span text:style-name="T4"> TAM_PARTES TAM_MAX </text:span>/<text:span text:style-name="T4"> NUM_TRAB</text:span></text:p>
      <text:p text:style-name="P4"/>
      <text:p text:style-name="P2"><text:span text:style-name="T4">typedef</text:span> <text:span text:style-name="T4">struct</text:span>{</text:p>
      <text:p text:style-name="P2"><text:span text:style-name="T4">int</text:span> <text:span text:style-name="T14">valorInicial</text:span>[TAM_MAX];</text:p>
      <text:p text:style-name="P2"><text:span text:style-name="T4">long</text:span> <text:span text:style-name="T14">somaSegmento</text:span>[NUM_TRAB];</text:p>
      <text:p text:style-name="P2">}InfoVetor;</text:p>
      <text:p text:style-name="P4"/>
      <text:p text:style-name="P2"><text:span text:style-name="T4">int</text:span> <text:span text:style-name="T17">main</text:span>(<text:span text:style-name="T4">void</text:span>){</text:p>
      <text:p text:style-name="P2">InfoVetor *vetor;</text:p>
      <text:p text:style-name="P2"><text:span text:style-name="T4">long</text:span> <text:span text:style-name="T4">int</text:span> somaTotal = <text:span text:style-name="T10">0</text:span>;</text:p>
      <text:p text:style-name="P2"><text:span text:style-name="T4">int</text:span> segmento;</text:p>
      <text:p text:style-name="P2"><text:span text:style-name="T4">int</text:span> status = <text:span text:style-name="T10">0</text:span>;</text:p>
      <text:p text:style-name="P4"/>
      <text:p text:style-name="P3">//Estrutura para calcular tempo de execução</text:p>
      <text:p text:style-name="P2"><text:span text:style-name="T4">struct</text:span> timeval start_time, end_time;</text:p>
      <text:p text:style-name="P2"><text:span text:style-name="T17">gettimeofday</text:span>(&amp;start_time, <text:span text:style-name="T4">NULL</text:span>);</text:p>
      <text:p text:style-name="P4"/>
      <text:p text:style-name="P3">//Memorial Compartilhada</text:p>
      <text:p text:style-name="P2">segmento = <text:span text:style-name="T17">shmget</text:span>(IPC_PRIVATE, <text:span text:style-name="T4">sizeof</text:span>(InfoVetor), IPC_CREAT | <text:span text:style-name="T10">0666</text:span>);</text:p>
      <text:p text:style-name="P2"><text:span text:style-name="T1">if</text:span> (segmento == -<text:span text:style-name="T10">1</text:span>) {</text:p>
      <text:p text:style-name="P2"><text:span text:style-name="T17">puts</text:span>(<text:span text:style-name="T7">"Erro ao criar a memória compartilhada1"</text:span>);</text:p>
      <text:p text:style-name="P2"><text:span text:style-name="T17">exit</text:span>(<text:span text:style-name="T10">1</text:span>);</text:p>
      <text:p text:style-name="P2">}</text:p>
      <text:p text:style-name="P4"/>
      <text:p text:style-name="P2">vetor = (InfoVetor*)<text:span text:style-name="T17">shmat</text:span>(segmento, <text:span text:style-name="T10">0</text:span>, <text:span text:style-name="T10">0</text:span>);</text:p>
      <text:p text:style-name="P2"><text:span text:style-name="T1">if</text:span> (vetor ==(InfoVetor*) -<text:span text:style-name="T10">1</text:span>) {</text:p>
      <text:p text:style-name="P2"><text:span text:style-name="T17">puts</text:span>(<text:span text:style-name="T7">"Erro ao criar a memória compartilhada2"</text:span>);</text:p>
      <text:p text:style-name="P2"><text:span text:style-name="T17">exit</text:span>(<text:span text:style-name="T10">1</text:span>);</text:p>
      <text:p text:style-name="P2">}</text:p>
      <text:p text:style-name="P4"/>
      <text:p text:style-name="P2"><text:soft-page-break/><text:span text:style-name="T1">for</text:span>(<text:span text:style-name="T4">int</text:span> i =<text:span text:style-name="T10">0</text:span>; i&lt;TAM_MAX; i++){</text:p>
      <text:p text:style-name="P2"><text:span text:style-name="T14">vetor</text:span>-&gt;<text:span text:style-name="T14">valorInicial</text:span>[i] = <text:span text:style-name="T10">5</text:span>;</text:p>
      <text:p text:style-name="P2">}</text:p>
      <text:p text:style-name="P4"/>
      <text:p text:style-name="P2"><text:span text:style-name="T1">for</text:span>(<text:span text:style-name="T4">int</text:span> j = <text:span text:style-name="T10">0</text:span>; j &lt; NUM_TRAB; j++){</text:p>
      <text:p text:style-name="P2"><text:span text:style-name="T4">pid_t</text:span> pid = <text:span text:style-name="T17">fork</text:span>();</text:p>
      <text:p text:style-name="P2"><text:span text:style-name="T1">if</text:span>(pid == <text:span text:style-name="T10">0</text:span>){</text:p>
      <text:p text:style-name="P2"><text:span text:style-name="T4">int</text:span> comeco = j*TAM_PARTES;</text:p>
      <text:p text:style-name="P2"><text:span text:style-name="T4">int</text:span> fim = (j+<text:span text:style-name="T10">1</text:span>) * TAM_PARTES;</text:p>
      <text:p text:style-name="P2"><text:span text:style-name="T4">int</text:span> somaAux = <text:span text:style-name="T10">0</text:span>;</text:p>
      <text:p text:style-name="P4"/>
      <text:p text:style-name="P2"><text:span text:style-name="T1">for</text:span>(<text:span text:style-name="T4">int</text:span> a = comeco; a &lt; fim; a++){</text:p>
      <text:p text:style-name="P2"><text:span text:style-name="T14">vetor</text:span>-&gt;<text:span text:style-name="T14">valorInicial</text:span>[a] *= <text:span text:style-name="T10">2</text:span>;</text:p>
      <text:p text:style-name="P2">somaAux += <text:span text:style-name="T14">vetor</text:span>-&gt;<text:span text:style-name="T14">valorInicial</text:span>[a];</text:p>
      <text:p text:style-name="P2">}</text:p>
      <text:p text:style-name="P2"><text:span text:style-name="T14">vetor</text:span>-&gt;<text:span text:style-name="T14">somaSegmento</text:span>[j] = somaAux;</text:p>
      <text:p text:style-name="P4"/>
      <text:p text:style-name="P2"><text:span text:style-name="T17">shmdt</text:span>(vetor);</text:p>
      <text:p text:style-name="P2"><text:span text:style-name="T17">exit</text:span>(<text:span text:style-name="T10">0</text:span>);</text:p>
      <text:p text:style-name="P2">}<text:span text:style-name="T1">else</text:span> <text:span text:style-name="T1">if</text:span>(pid == -<text:span text:style-name="T10">1</text:span>){</text:p>
      <text:p text:style-name="P2"><text:span text:style-name="T17">puts</text:span>(<text:span text:style-name="T7">"Erro ao criar a memória compartilhada2"</text:span>);</text:p>
      <text:p text:style-name="P2"><text:span text:style-name="T17">exit</text:span>(<text:span text:style-name="T10">1</text:span>);</text:p>
      <text:p text:style-name="P2">}</text:p>
      <text:p text:style-name="P2"><text:span text:style-name="T17">waitpid</text:span>(pid, &amp;status, <text:span text:style-name="T10">0</text:span>);</text:p>
      <text:p text:style-name="P2">}</text:p>
      <text:p text:style-name="P2"><text:span text:style-name="T1">for</text:span>(<text:span text:style-name="T4">int</text:span> l = <text:span text:style-name="T10">0</text:span>; l &lt; NUM_TRAB; l++){</text:p>
      <text:p text:style-name="P2">somaTotal+= <text:span text:style-name="T14">vetor</text:span>-&gt;<text:span text:style-name="T14">somaSegmento</text:span>[l];</text:p>
      <text:p text:style-name="P4"/>
      <text:p text:style-name="P2">}</text:p>
      <text:p text:style-name="P4"/>
      <text:p text:style-name="P2"><text:span text:style-name="T17">gettimeofday</text:span>(&amp;end_time, <text:span text:style-name="T4">NULL</text:span>);</text:p>
      <text:p text:style-name="P2"><text:span text:style-name="T4">double</text:span> execution_time = (<text:span text:style-name="T14">end_time</text:span>.<text:span text:style-name="T14">tv_sec</text:span> - <text:span text:style-name="T14">start_time</text:span>.<text:span text:style-name="T14">tv_sec</text:span>) + (<text:span text:style-name="T14">end_time</text:span>.<text:span text:style-name="T14">tv_usec</text:span> - <text:span text:style-name="T14">start_time</text:span>.<text:span text:style-name="T14">tv_usec</text:span>) / <text:span text:style-name="T10">1000000.0</text:span>;</text:p>
      <text:p text:style-name="P4"/>
      <text:p text:style-name="P2"><text:span text:style-name="T4">int</text:span> numTrab = NUM_TRAB;</text:p>
      <text:p text:style-name="P2"><text:span text:style-name="T4">int</text:span> tamVet = TAM_MAX;</text:p>
      <text:p text:style-name="P4"/>
      <text:p text:style-name="P2"><text:span text:style-name="T17">printf</text:span>(<text:span text:style-name="T7">"Número de Trabalhadores: </text:span><text:span text:style-name="T14">%d</text:span><text:span text:style-name="T20">\n</text:span><text:span text:style-name="T7">"</text:span>, numTrab);</text:p>
      <text:p text:style-name="P2"><text:span text:style-name="T17">printf</text:span>(<text:span text:style-name="T7">"Tamanho Vetor: </text:span><text:span text:style-name="T14">%d</text:span><text:span text:style-name="T20">\n</text:span><text:span text:style-name="T7">"</text:span>, tamVet);</text:p>
      <text:p text:style-name="P2"><text:span text:style-name="T17">printf</text:span>(<text:span text:style-name="T7">"Tempo de execução: </text:span><text:span text:style-name="T14">%.8f</text:span><text:span text:style-name="T7"> seg</text:span><text:span text:style-name="T20">\n</text:span><text:span text:style-name="T7">"</text:span>, execution_time);</text:p>
      <text:p text:style-name="P2"><text:span text:style-name="T17">printf</text:span>(<text:span text:style-name="T7">"Soma total: </text:span><text:span text:style-name="T14">%d</text:span><text:span text:style-name="T20">\n</text:span><text:span text:style-name="T7">"</text:span>, somaTotal);</text:p>
      <text:p text:style-name="P4"/>
      <text:p text:style-name="P3">// Libera a memória compartilhada</text:p>
      <text:p text:style-name="P2"><text:span text:style-name="T17">shmctl</text:span>(segmento, IPC_RMID, <text:span text:style-name="T4">NULL</text:span>);</text:p>
      <text:p text:style-name="P2"><text:span text:style-name="T1">return</text:span> <text:span text:style-name="T10">0</text:span>;</text:p>
      <text:p text:style-name="P2">}</text:p>
      <text:p text:style-name="P2"/>
      <text:p text:style-name="normal"><text:span text:style-name="T8"/></text:p>
      <text:p text:style-name="normal"><text:soft-page-break/>Medimos o tempo de execução para diferentes configurações de número de trabalhadores e tamanho do vetor. Os resultados estão abaixo:</text:p>
      <text:p text:style-name="normal"/>
      <text:p text:style-name="P10">Número de Trabalhadores: 10</text:p>
      <text:p text:style-name="P10">Tamanho Vetor: 10000</text:p>
      <text:p text:style-name="P10">Tempo de execução: 0.000555 seg</text:p>
      <text:p text:style-name="P10">Soma total: 100000</text:p>
      <text:p text:style-name="P10">//</text:p>
      <text:p text:style-name="P10">Número de Trabalhadores: 100</text:p>
      <text:p text:style-name="P10">Tamanho Vetor: 10000</text:p>
      <text:p text:style-name="P10">Tempo de execução: 0.004541 seg</text:p>
      <text:p text:style-name="P10">Soma total: 100000</text:p>
      <text:p text:style-name="P10">//</text:p>
      <text:p text:style-name="P10">Número de Trabalhadores: 5</text:p>
      <text:p text:style-name="P10">Tamanho Vetor: 10000</text:p>
      <text:p text:style-name="P10">Tempo de execução: 0.000345 seg</text:p>
      <text:p text:style-name="P10">Soma total: 100000</text:p>
      <text:p text:style-name="P10">//</text:p>
      <text:p text:style-name="P10">Número de Trabalhadores: 20</text:p>
      <text:p text:style-name="P10">Tamanho Vetor: 10000</text:p>
      <text:p text:style-name="P10">Tempo de execução: 0.000891 seg</text:p>
      <text:p text:style-name="P10">Soma total: 100000</text:p>
      <text:p text:style-name="P10">//</text:p>
      <text:p text:style-name="P10">Número de Trabalhadores: 50</text:p>
      <text:p text:style-name="P10">Tamanho Vetor: 10000</text:p>
      <text:p text:style-name="P10">Tempo de execução: 0.001982 seg</text:p>
      <text:p text:style-name="P10">Soma total: 100000</text:p>
      <text:p text:style-name="P10">//</text:p>
      <text:p text:style-name="P10">Número de Trabalhadores: 50</text:p>
      <text:p text:style-name="P10">Tamanho Vetor: 100000</text:p>
      <text:p text:style-name="P10">Tempo de execução: 0.002525 seg</text:p>
      <text:p text:style-name="P10">Soma total: 1000000</text:p>
      <text:p text:style-name="P10">//</text:p>
      <text:p text:style-name="P10">Número de Trabalhadores: 10</text:p>
      <text:p text:style-name="P10">Tamanho Vetor: 1000000</text:p>
      <text:p text:style-name="P10">Tempo de execução: 0.004139 seg</text:p>
      <text:p text:style-name="P10">Soma total: 10000000</text:p>
      <text:p text:style-name="P10">//</text:p>
      <text:p text:style-name="P10">Número de Trabalhadores: 100</text:p>
      <text:p text:style-name="P10">Tamanho Vetor: 1000000</text:p>
      <text:p text:style-name="P10">Tempo de execução: 0.006567 seg</text:p>
      <text:p text:style-name="P10">Soma total: 10000000</text:p>
      <text:p text:style-name="P10"/>
      <text:p text:style-name="P9"/>
      <text:p text:style-name="P9">Para o código com execução sequencial, mantendo o mesmo tamanho de vetor, obtivemos o tempo médio de execução:</text:p>
      <text:p text:style-name="normal"><text:tab/><text:tab/><text:tab/>Tempo de execução sequencial: 0.004876 seg</text:p>
      <text:p text:style-name="normal"/>
      <text:p text:style-name="normal"><text:soft-page-break/>Importante destacar que o aumento no número de trabalhadores, não necessariamente melhorou o tempo de execução do código. Acredito que existe um valor ótimo de trabalhadores, para executar determinada tarefa.</text:p>
      <text:p text:style-name="normal">Um ponto que ficamos um pouco perdidos na construção do nosso código, é no caso onde o tamanho do vetor não é divisível pelo número de trabalhadores, como automatizar a divisão das partes do vetor.</text:p>
      <text:p text:style-name="normal"><text:tab/>Código Execução Sequencial</text:p>
      <text:p text:style-name="P6"><text:span text:style-name="T2">#include</text:span><text:span text:style-name="T5"> </text:span><text:span text:style-name="T8">&lt;stdio.h&gt;</text:span></text:p>
      <text:p text:style-name="P6"><text:span text:style-name="T2">#include</text:span><text:span text:style-name="T5"> </text:span><text:span text:style-name="T8">&lt;stdlib.h&gt;</text:span></text:p>
      <text:p text:style-name="P6"><text:span text:style-name="T2">#include</text:span><text:span text:style-name="T5"> </text:span><text:span text:style-name="T8">&lt;sys/time.h&gt;</text:span></text:p>
      <text:p text:style-name="P6"><text:span text:style-name="T2">#include</text:span><text:span text:style-name="T5"> </text:span><text:span text:style-name="T8">&lt;time.h&gt;</text:span></text:p>
      <text:p text:style-name="P8"/>
      <text:p text:style-name="P6"><text:span text:style-name="T2">#define</text:span><text:span text:style-name="T5"> TAM_MAX </text:span><text:span text:style-name="T11">10000</text:span></text:p>
      <text:p text:style-name="P8"/>
      <text:p text:style-name="P6"><text:span text:style-name="T5">int</text:span><text:span text:style-name="T13"> </text:span><text:span text:style-name="T18">main</text:span><text:span text:style-name="T13">(</text:span><text:span text:style-name="T5">void</text:span><text:span text:style-name="T13">){</text:span></text:p>
      <text:p text:style-name="P6"><text:span text:style-name="T5">int</text:span><text:span text:style-name="T13"> </text:span><text:span text:style-name="T15">vetor</text:span><text:span text:style-name="T13">[</text:span><text:span text:style-name="T5">TAM_MAX</text:span><text:span text:style-name="T13">];</text:span></text:p>
      <text:p text:style-name="P6"><text:span text:style-name="T5">long</text:span><text:span text:style-name="T13"> </text:span><text:span text:style-name="T5">int</text:span><text:span text:style-name="T13"> </text:span><text:span text:style-name="T15">somaVet</text:span><text:span text:style-name="T13"> </text:span><text:span text:style-name="T12">=</text:span><text:span text:style-name="T13"> </text:span><text:span text:style-name="T11">0</text:span><text:span text:style-name="T13">;</text:span></text:p>
      <text:p text:style-name="P8"/>
      <text:p text:style-name="P6"><text:span text:style-name="T19">//Estruturas para medir tempo de execução</text:span></text:p>
      <text:p text:style-name="P6"><text:span text:style-name="T5">struct</text:span><text:span text:style-name="T13"> </text:span><text:span text:style-name="T16">timeval</text:span><text:span text:style-name="T13"> </text:span><text:span text:style-name="T15">start_time</text:span><text:span text:style-name="T13">, </text:span><text:span text:style-name="T15">end_time</text:span><text:span text:style-name="T13">;</text:span></text:p>
      <text:p text:style-name="P6"><text:span text:style-name="T18">gettimeofday</text:span><text:span text:style-name="T13">(</text:span><text:span text:style-name="T12">&amp;</text:span><text:span text:style-name="T15">start_time</text:span><text:span text:style-name="T13">, </text:span><text:span text:style-name="T5">NULL</text:span><text:span text:style-name="T13">);</text:span></text:p>
      <text:p text:style-name="P8"/>
      <text:p text:style-name="P6"><text:span text:style-name="T2">for</text:span><text:span text:style-name="T13">(</text:span><text:span text:style-name="T5">int</text:span><text:span text:style-name="T13"> </text:span><text:span text:style-name="T15">i</text:span><text:span text:style-name="T13"> </text:span><text:span text:style-name="T12">=</text:span><text:span text:style-name="T13"> </text:span><text:span text:style-name="T11">0</text:span><text:span text:style-name="T13">; </text:span><text:span text:style-name="T15">i</text:span><text:span text:style-name="T12">&lt;</text:span><text:span text:style-name="T13"> </text:span><text:span text:style-name="T5">TAM_MAX</text:span><text:span text:style-name="T13"> ; </text:span><text:span text:style-name="T15">i</text:span><text:span text:style-name="T12">++</text:span><text:span text:style-name="T13"> ){</text:span></text:p>
      <text:p text:style-name="P6"><text:span text:style-name="T15">vetor</text:span><text:span text:style-name="T13">[</text:span><text:span text:style-name="T15">i</text:span><text:span text:style-name="T13">] </text:span><text:span text:style-name="T12">=</text:span><text:span text:style-name="T13"> </text:span><text:span text:style-name="T11">5</text:span><text:span text:style-name="T13">;</text:span></text:p>
      <text:p text:style-name="P6"><text:span text:style-name="T13">}</text:span></text:p>
      <text:p text:style-name="P6"><text:span text:style-name="T2">for</text:span><text:span text:style-name="T13">(</text:span><text:span text:style-name="T5">int</text:span><text:span text:style-name="T13"> </text:span><text:span text:style-name="T15">k</text:span><text:span text:style-name="T13"> </text:span><text:span text:style-name="T12">=</text:span><text:span text:style-name="T13"> </text:span><text:span text:style-name="T11">0</text:span><text:span text:style-name="T13">; </text:span><text:span text:style-name="T15">k</text:span><text:span text:style-name="T13"> </text:span><text:span text:style-name="T12">&lt;</text:span><text:span text:style-name="T5">TAM_MAX</text:span><text:span text:style-name="T13">; </text:span><text:span text:style-name="T15">k</text:span><text:span text:style-name="T12">++</text:span><text:span text:style-name="T13">){</text:span></text:p>
      <text:p text:style-name="P6"><text:span text:style-name="T15">somaVet</text:span><text:span text:style-name="T12">+=</text:span><text:span text:style-name="T13"> </text:span><text:span text:style-name="T11">2</text:span><text:span text:style-name="T12">*</text:span><text:span text:style-name="T15">vetor</text:span><text:span text:style-name="T13">[</text:span><text:span text:style-name="T15">k</text:span><text:span text:style-name="T13">];</text:span></text:p>
      <text:p text:style-name="P6"><text:span text:style-name="T13">}</text:span></text:p>
      <text:p text:style-name="P8"/>
      <text:p text:style-name="P8"/>
      <text:p text:style-name="P6"><text:span text:style-name="T18">gettimeofday</text:span><text:span text:style-name="T13">(</text:span><text:span text:style-name="T12">&amp;</text:span><text:span text:style-name="T15">end_time</text:span><text:span text:style-name="T13">, </text:span><text:span text:style-name="T5">NULL</text:span><text:span text:style-name="T13">);</text:span></text:p>
      <text:p text:style-name="P6"><text:span text:style-name="T5">double</text:span><text:span text:style-name="T13"> </text:span><text:span text:style-name="T15">execution_time</text:span><text:span text:style-name="T13"> </text:span><text:span text:style-name="T12">=</text:span><text:span text:style-name="T13"> (</text:span><text:span text:style-name="T15">end_time</text:span><text:span text:style-name="T13">.</text:span><text:span text:style-name="T15">tv_sec</text:span><text:span text:style-name="T13"> </text:span><text:span text:style-name="T12">-</text:span><text:span text:style-name="T13"> </text:span><text:span text:style-name="T15">start_time</text:span><text:span text:style-name="T13">.</text:span><text:span text:style-name="T15">tv_sec</text:span><text:span text:style-name="T13">) </text:span><text:span text:style-name="T12">+</text:span><text:span text:style-name="T13"> (</text:span><text:span text:style-name="T15">end_time</text:span><text:span text:style-name="T13">.</text:span><text:span text:style-name="T15">tv_usec</text:span><text:span text:style-name="T13"> </text:span><text:span text:style-name="T12">-</text:span><text:span text:style-name="T13"> </text:span><text:span text:style-name="T15">start_time</text:span><text:span text:style-name="T13">.</text:span><text:span text:style-name="T15">tv_usec</text:span><text:span text:style-name="T13">) </text:span><text:span text:style-name="T12">/</text:span><text:span text:style-name="T13"> </text:span><text:span text:style-name="T11">1000000.0</text:span><text:span text:style-name="T13">;</text:span></text:p>
      <text:p text:style-name="P8"/>
      <text:p text:style-name="P6"><text:span text:style-name="T18">printf</text:span><text:span text:style-name="T13">(</text:span><text:span text:style-name="T8">"Soma Total: </text:span><text:span text:style-name="T15">%d</text:span><text:span text:style-name="T21">\n</text:span><text:span text:style-name="T8">"</text:span><text:span text:style-name="T13">, </text:span><text:span text:style-name="T15">somaVet</text:span><text:span text:style-name="T13">);</text:span></text:p>
      <text:p text:style-name="P6"><text:span text:style-name="T18">printf</text:span><text:span text:style-name="T13">(</text:span><text:span text:style-name="T8">"Tempo de execução sequencial: </text:span><text:span text:style-name="T15">%.6f</text:span><text:span text:style-name="T8"> seg</text:span><text:span text:style-name="T21">\n</text:span><text:span text:style-name="T8">"</text:span><text:span text:style-name="T13">, </text:span><text:span text:style-name="T15">execution_time</text:span><text:span text:style-name="T13">);</text:span></text:p>
      <text:p text:style-name="P8"/>
      <text:p text:style-name="P6"><text:span text:style-name="T2">return</text:span><text:span text:style-name="T13"> </text:span><text:span text:style-name="T11">0</text:span><text:span text:style-name="T13">;</text:span></text:p>
      <text:p text:style-name="P8"/>
      <text:p text:style-name="P6"><text:span text:style-name="T13">}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6T09:41:47.578807984</dc:date>
    <meta:editing-duration>PT1M32S</meta:editing-duration>
    <meta:editing-cycles>1</meta:editing-cycles>
    <meta:document-statistic meta:table-count="0" meta:image-count="0" meta:object-count="0" meta:page-count="4" meta:paragraph-count="144" meta:word-count="576" meta:character-count="4014" meta:non-whitespace-character-count="3577"/>
    <meta:generator>LibreOffice/7.3.7.2$Linux_X86_64 LibreOffice_project/30$Build-2</meta:generator>
  </office:meta>
</office:document-meta>
</file>